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pple Braille" svg:font-family="'Apple Braille'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pple Braille" fo:font-size="18pt" fo:font-weight="bold" officeooo:rsid="000dde2e" officeooo:paragraph-rsid="000dde2e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pple Braille" fo:font-size="14pt" officeooo:rsid="000e0b58" officeooo:paragraph-rsid="000e0b58" style:font-size-asian="12.25pt" style:font-size-complex="14pt"/>
    </style:style>
    <style:style style:name="P3" style:family="paragraph" style:parent-style-name="Preformatted_20_Text">
      <style:text-properties style:font-name="Apple Braille" fo:font-size="14pt" officeooo:rsid="000e0b58" style:font-size-asian="12.25pt" style:font-size-complex="14pt"/>
    </style:style>
    <style:style style:name="P4" style:family="paragraph" style:parent-style-name="Preformatted_20_Text">
      <style:text-properties style:font-name="Apple Braille" fo:font-size="14pt" officeooo:rsid="000e0b58" officeooo:paragraph-rsid="00108ab7" style:font-size-asian="12.25pt" style:font-size-complex="14pt"/>
    </style:style>
    <style:style style:name="P5" style:family="paragraph" style:parent-style-name="Preformatted_20_Text">
      <style:paragraph-properties fo:margin-left="0cm" fo:margin-right="0cm" fo:text-indent="0cm" style:auto-text-indent="false"/>
      <style:text-properties style:font-name="Apple Braille" fo:font-size="14pt" officeooo:rsid="000e0b58" style:font-size-asian="12.25pt" style:font-size-complex="14pt"/>
    </style:style>
    <style:style style:name="P6" style:family="paragraph" style:parent-style-name="Preformatted_20_Text">
      <style:paragraph-properties fo:margin-top="0cm" fo:margin-bottom="0.499cm" style:contextual-spacing="false"/>
      <style:text-properties style:font-name="Apple Braille" fo:font-size="14pt" officeooo:rsid="000e0b58" officeooo:paragraph-rsid="00108ab7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Apple Braille" fo:font-size="14pt" fo:font-weight="normal" officeooo:rsid="000e0b58" officeooo:paragraph-rsid="000e0b58" style:font-size-asian="12.25pt" style:font-weight-asian="normal" style:font-size-complex="14pt" style:font-weight-complex="normal"/>
    </style:style>
    <style:style style:name="T1" style:family="text">
      <style:text-properties style:font-name="Apple Braille"/>
    </style:style>
    <style:style style:name="T2" style:family="text">
      <style:text-properties style:font-name="Apple Braille" officeooo:rsid="000ee0b0"/>
    </style:style>
    <style:style style:name="T3" style:family="text">
      <style:text-properties style:font-name="Apple Braille" officeooo:rsid="000f90a5"/>
    </style:style>
    <style:style style:name="T4" style:family="text">
      <style:text-properties style:font-name="Apple Braille" officeooo:rsid="00108a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p text:style-name="P2"><text:span text:style-name="Source_20_Text"><text:span text:style-name="T1"><text:tab/># Rapport — [TD</text:span></text:span><text:span text:style-name="Source_20_Text"><text:span text:style-name="T2">3</text:span></text:span><text:span text:style-name="Source_20_Text"><text:span text:style-name="T1">]</text:span></text:span></text:p>
      <text:p text:style-name="P3"/>
      <text:p text:style-name="P3"><text:span text:style-name="Source_20_Text"><text:span text:style-name="T1">## Points clés</text:span></text:span></text:p>
      <text:p text:style-name="P3"/>
      <text:p text:style-name="P3"><text:span text:style-name="Source_20_Text"><text:span text:style-name="T1">### 1. [é</text:span></text:span><text:span text:style-name="Source_20_Text"><text:span text:style-name="T2">venement → état → rendu</text:span></text:span><text:span text:style-name="Source_20_Text"><text:span text:style-name="T1">]</text:span></text:span></text:p>
      <text:p text:style-name="P3"/>
      <text:p text:style-name="P3"><text:span text:style-name="Source_20_Text"><text:span text:style-name="T1"><text:tab/>é</text:span></text:span><text:span text:style-name="Source_20_Text"><text:span text:style-name="T2">vénement<text:tab/> c’est « l’action », « l’interaction » que l’utilisateur fait. (exemple : </text:span></text:span><text:span text:style-name="Source_20_Text"><text:span text:style-name="T3">clic sur un bouton de filtre</text:span></text:span><text:span text:style-name="Source_20_Text"><text:span text:style-name="T2">)</text:span></text:span></text:p>
      <text:p text:style-name="P3"><text:span text:style-name="Source_20_Text"><text:span text:style-name="T2"><text:tab/>état : c’est ce qu’est ce qu’il doit se passer. (exemple : </text:span></text:span><text:span text:style-name="Source_20_Text"><text:span text:style-name="T3">sont sélectionnés seulement les éléments qui correspondent au filtre</text:span></text:span><text:span text:style-name="Source_20_Text"><text:span text:style-name="T2">)</text:span></text:span></text:p>
      <text:p text:style-name="P3"><text:span text:style-name="Source_20_Text"><text:span text:style-name="T2"><text:tab/>rendu : c’est </text:span></text:span><text:span text:style-name="Source_20_Text"><text:span text:style-name="T3">le résultat final, ce qui s’affiche sur la page (exemple : sont affichés les éléments correspondent au filtre sur la page). <text:s/></text:span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/>
      <text:p text:style-name="P4"><text:span text:style-name="Source_20_Text"><text:span text:style-name="T1">### 2. [</text:span></text:span><text:span text:style-name="Source_20_Text"><text:span text:style-name="T4">classList.toggle</text:span></text:span><text:span text:style-name="Source_20_Text"><text:span text:style-name="T1">]</text:span></text:span></text:p>
      <text:p text:style-name="P3"><text:span text:style-name="Source_20_Text"><text:span text:style-name="T1"/></text:span></text:p>
      <text:p text:style-name="P4"><text:span text:style-name="Source_20_Text"><text:span text:style-name="T4">classList.toggle permet au JavaScript d'activer ou de désactiver des styles visuels gérés par le CSS.</text:span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5"><text:span text:style-name="Source_20_Text"><text:span text:style-name="T1">### 3. [</text:span></text:span><text:span text:style-name="Source_20_Text"><text:span text:style-name="T4">Utilisation IA</text:span></text:span><text:span text:style-name="Source_20_Text"><text:span text:style-name="T1">]</text:span></text:span></text:p>
      <text:p text:style-name="P3"/>
      <text:p text:style-name="P6"><text:span text:style-name="Source_20_Text"><text:span text:style-name="T4">Pas d’IA utilisé lors de ce TD.</text:span></text:span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pple Braille" svg:font-family="'Apple Braille'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7T14:19:03.381750000</meta:creation-date>
    <dc:date>2026-03-17T15:50:20.780720000</dc:date>
    <meta:editing-duration>PT15M31S</meta:editing-duration>
    <meta:editing-cycles>3</meta:editing-cycles>
    <meta:generator>LibreOffice/25.2.2.2$MacOSX_AARCH64 LibreOffice_project/7370d4be9e3cf6031a51beef54ff3bda878e3fac</meta:generator>
    <meta:document-statistic meta:table-count="0" meta:image-count="0" meta:object-count="0" meta:page-count="1" meta:paragraph-count="11" meta:word-count="106" meta:character-count="629" meta:non-whitespace-character-count="524"/>
  </office:meta>
</office:document-meta>
</file>